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omm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ree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emins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B2];[.C2];[.H2];[.I2];[.K2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2];[.C2];[.E2];[.J2];[.K2]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];[.C2];[.E2];[.G2];[.I2];[.K2])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B2];[.D2];[.J2];[.K2])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2];[.D2];[.H2];[.I2];[.K2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B2];[.D2];[.G2];[.I2];[.K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B2];[.F2];[.J2];[.K2])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B2];[.F2];[.I2];[.K2])" office:value-type="float" office:value="13" calcext:value-type="float">
            <text:p>13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1-23T19:23:52.268251813</meta:creation-date>
    <meta:generator>LibreOffice/4.2.7.2$Linux_x86 LibreOffice_project/420m0$Build-2</meta:generator>
    <dc:date>2014-11-24T02:33:18.469859911</dc:date>
    <dc:creator>JackDanny </dc:creator>
    <meta:editing-duration>P0D</meta:editing-duration>
    <meta:editing-cycles>1</meta:editing-cycles>
    <meta:document-statistic meta:table-count="1" meta:cell-count="39" meta:object-count="0"/>
  </office:meta>
</office:document-meta>
</file>